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by faking it. Thus, with nothing better to do, she reached for her phone. Not that there was anything interesting on it, it really was just an alternative to doing nothing. Then there was a *p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ext:span text:style-name="T6">And lo, to run away from it all, she decided to go wash her face in the restroom. As expected, there were others there, but when her eyes met those of the girl in the mirror, she got an idea: she would follow in the footsteps of yesterday.</text:span></text:p>
      <text:p text:style-name="Normal"/>
      <text:p text:style-name="Normal"><text:span text:style-name="T6">Yesterday, the two of you had gotten off the bus when recess was coming to an end, but neither of you had arrived with the intention of attending classes;</text:span></text:p>
      <text:p text:style-name="Normal"><text:span text:style-name="T6">“My parents will probably kill me if they learn I skipped school” you’d explained earlier, after suggesting that the search for the imaginary café be postponed. At the same time though, you weren’t exactly excited at the prospect of being chained to a desk all day.</text:span></text:p>
      <text:p text:style-name="Normal"><text:span text:style-name="T6">“In that case, I know a way to go to school without going to school,” she’d said.</text:span></text:p>
      <text:p text:style-name="Normal"><text:span text:style-name="T6">That was why, not long after, you two had waltzed in through the main gate, greeted a passing professor like the good students you were, went up the stairwell that led to your classroom, then walked right past its door to reach the opposite end of the corridor. There, another set of stairs awaited, and then, the bell signalled that classes should resume. Unbeknownst to all, it also marked the beginning of an impromptu game of hide-and-seek. </text:span><text:span text:style-name="T5">Well, not hide-and-seek in the traditional sense,</text:span><text:span text:style-name="T6"> </text:span><text:span text:style-name="T5">more like... </text:span><text:span text:style-name="T6">two young misfits who refused to be in class would be hiding from their teachers and the entire school personnel while seeking to reach the off-limit rooftop. </text:span><text:span text:style-name="T5">It’s still hide-and-seek, in a way.</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P1"/>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